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71a" officeooo:paragraph-rsid="001a171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cb41"/>
    </style:style>
    <style:style style:name="T4" style:family="text">
      <style:text-properties officeooo:rsid="001c2803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c28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ifnya produksi data tidak hanya berasal dari mesin, tetapi juga organisasi dan manusia. </text:p>
      <text:p text:style-name="P1"/>
      <text:p text:style-name="P1">Data organisasi terutama studi yang menjadikan dokumen perencanaan sebagai data masih minim dilakukan. Kajian literatur sistematik (<text:span text:style-name="T1">systematic literature review</text:span>) yang ditemukan <text:span text:style-name="T5">masih jarang yang menjadikan dokumen kebijakan sebagai data, </text:span><text:span text:style-name="T6">bahkan dalam studi literatur </text:span>. <text:span text:style-name="T2">Menjadikan hasil negatif sebagai dasar argumen, kajian ini mencoba menggunakan dokumen kebijakan sebagai data untuk menghasilkan pengetahuan baru.</text:span></text:p>
      <text:p text:style-name="P1"/>
      <text:p text:style-name="P1"><text:span text:style-name="T3">Minimnya penggunaan sumber data pemerintah sebagai bahan studi bisa dinalar dengan </text:span>mengingat tantangan dalam mengolah data organisasi berupa sifatnya yang tidak terstruktur dan adanya silo antar organisasi. <text:span text:style-name="T4">P</text:span>eran masyarakat dalam kajian data <text:span text:style-name="T4">dinilai bisa meningkatkan kebermanfaatan data organisasi (</text:span><text:span text:style-name="T6">perlu studi kajian World Bank</text:span><text:span text:style-name="T4">).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9T14:20:00.235000000</meta:creation-date>
    <dc:date>2022-12-21T09:54:55.865000000</dc:date>
    <meta:editing-duration>PT19M17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" meta:word-count="108" meta:character-count="837" meta:non-whitespace-character-count="731"/>
  </office:meta>
</office:document-meta>
</file>